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100000318161DEB6A.png" manifest:media-type="image/png"/>
  <manifest:file-entry manifest:full-path="Pictures/1000000100000677000003981C6D54B8.png" manifest:media-type="image/png"/>
  <manifest:file-entry manifest:full-path="Pictures/100000010000077E0000038A5EAF71D5.png" manifest:media-type="image/png"/>
  <manifest:file-entry manifest:full-path="Pictures/100000010000075F000003AFB5E6982A.png" manifest:media-type="image/png"/>
  <manifest:file-entry manifest:full-path="Pictures/100000010000074B00000338ABA417A0.png" manifest:media-type="image/png"/>
  <manifest:file-entry manifest:full-path="Pictures/100000010000074D0000040616B06779.png" manifest:media-type="image/png"/>
  <manifest:file-entry manifest:full-path="Pictures/100000010000075700000389060BE5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26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x="-0.923cm" svg:y="-1.685cm" svg:width="18.542cm" svg:height="11.462cm" draw:z-index="3"><draw:image xlink:href="Pictures/100000010000050100000318161DEB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x="-1.619cm" svg:y="0.27cm" svg:width="19.863cm" svg:height="9.38cm" draw:z-index="2"><draw:image xlink:href="Pictures/100000010000077E0000038A5EAF71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-1.379cm" svg:y="0.231cm" svg:width="19.486cm" svg:height="9.737cm" draw:z-index="4"><draw:image xlink:href="Pictures/100000010000075F000003AFB5E6982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x="-1.196cm" svg:y="0.478cm" svg:width="19.943cm" svg:height="8.8cm" draw:z-index="1"><draw:image xlink:href="Pictures/100000010000074B00000338ABA417A0.png" xlink:type="simple" xlink:show="embed" xlink:actuate="onLoad" draw:mime-type="image/png"/></draw:frame></text:p>
      <text:p text:style-name="Standard"><text:soft-page-break/></text:p>
      <text:p text:style-name="Standard"/>
      <text:p text:style-name="P1"><draw:frame draw:style-name="fr1" draw:name="Image1" text:anchor-type="char" svg:x="-1.15cm" svg:y="0.266cm" svg:width="19.006cm" svg:height="10.564cm" draw:z-index="0"><draw:image xlink:href="Pictures/1000000100000677000003981C6D54B8.png" xlink:type="simple" xlink:show="embed" xlink:actuate="onLoad" draw:mime-type="image/png"/></draw:frame></text:p>
      <text:p text:style-name="P1"/>
      <text:p text:style-name="P1"><draw:frame draw:style-name="fr1" draw:name="Image5" text:anchor-type="char" svg:x="-1.265cm" svg:y="0.049cm" svg:width="19.3cm" svg:height="10.634cm" draw:z-index="5"><draw:image xlink:href="Pictures/100000010000074D0000040616B0677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6" text:anchor-type="char" svg:x="-1.939cm" svg:y="0.044cm" svg:width="20.502cm" svg:height="9.874cm" draw:z-index="6"><draw:image xlink:href="Pictures/100000010000075700000389060BE57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6:26:46.764430500</meta:creation-date>
    <dc:date>2025-10-08T06:37:58.486127200</dc:date>
    <meta:editing-duration>PT11M13S</meta:editing-duration>
    <meta:editing-cycles>2</meta:editing-cycles>
    <meta:generator>LibreOffice/25.2.5.2$Windows_X86_64 LibreOffice_project/03d19516eb2e1dd5d4ccd751a0d6f35f35e08022</meta:generator>
    <meta:document-statistic meta:table-count="0" meta:image-count="7" meta:object-count="0" meta:page-count="4" meta:paragraph-count="0" meta:word-count="0" meta:character-count="0" meta:non-whitespace-character-count="0"/>
  </office:meta>
</office:document-meta>
</file>